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5.1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5.18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4.26cm" fo:break-before="auto" style:use-optimal-row-height="fals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1.2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19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1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7" style:family="table-cell" style:parent-style-name="Default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3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de" fo:country="DE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3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29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9" table:default-cell-style-name="ce65"/>
        <table:table-column table:style-name="co7" table:default-cell-style-name="ce49"/>
        <table:table-column table:style-name="co10" table:default-cell-style-name="ce29"/>
        <table:table-column table:style-name="co7" table:number-columns-repeated="72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9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31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9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31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3">
          <table:table-cell table:number-columns-repeated="3"/>
          <table:table-cell table:style-name="ce19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9"/>
          <table:table-cell table:number-columns-repeated="8"/>
          <table:table-cell table:style-name="ce47" office:value-type="string" calcext:value-type="string">
            <text:p>aktueller Diskussionsstand</text:p>
            <text:p>(AG-Meeting</text:p>
            <text:p>2022-02-28)</text:p>
          </table:table-cell>
          <table:table-cell/>
          <table:table-cell table:style-name="ce82" office:value-type="string" calcext:value-type="string">
            <text:p>gelb: noch zu überarbeiten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24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34" office:value-type="string" calcext:value-type="string" table:number-columns-spanned="1" table:number-rows-spanned="2">
            <text:p>Bemerkung</text:p>
          </table:table-cell>
          <table:table-cell table:style-name="ce42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2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34" office:value-type="string" calcext:value-type="string" table:number-columns-spanned="1" table:number-rows-spanned="2">
            <text:p>Diskussion</text:p>
          </table:table-cell>
          <table:table-cell table:style-name="ce42" office:value-type="string" calcext:value-type="string" table:number-columns-spanned="1" table:number-rows-spanned="2">
            <text:p>Umsetzung in Profil</text:p>
            <text:p>entsprechend Spalte "ISiK"</text:p>
          </table:table-cell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4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covered-table-cell table:style-name="ce34" office:value-type="string" calcext:value-type="string">
            <text:p>Bemerkung</text:p>
          </table:covered-table-cell>
          <table:covered-table-cell table:style-name="ce24"/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mpfstoff?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rmgröß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5">
          <table:covered-table-cell table:style-name="ce5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  <text:p/>
            <text:p><text:span text:style-name="T1">nationaler Katalog vom BfArm? =&gt; existiert (Zulassungsdaten).</text:span></text:p>
            <text:p/>
            <text:p><text:span text:style-name="T1">politische Klärung erf., ob BfArm-Daten öffentlich gemacht werden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6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7"/>
          <table:table-cell table:style-name="ce52" office:value-type="string" calcext:value-type="string">
            <text:p>-</text:p>
          </table:table-cell>
          <table:table-cell table:style-name="ce81" office:value-type="string" calcext:value-type="string">
            <text:p>'=&gt; weglassen, nicht im scope</text:p>
          </table:table-cell>
          <table:table-cell table:style-name="ce30" office:value-type="string" calcext:value-type="string">
            <text:p>x</text:p>
          </table:table-cell>
          <table:table-cell table:style-name="ce80" table:number-columns-repeated="72"/>
          <table:table-cell table:style-name="ce85" table:number-columns-repeated="51"/>
          <table:table-cell table:style-name="ce80" table:number-columns-repeated="883"/>
          <table:table-cell table:style-name="ce85"/>
        </table:table-row>
        <table:table-row table:style-name="ro2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freiverkäuflich?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Hersteller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13" office:value-type="string" calcext:value-type="string">
            <text:p>Darreichungsfor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style-name="ce82" office:value-type="string" calcext:value-type="string">
            <text:p>x</text:p>
            <text:p>(! designations?)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7">
          <table:covered-table-cell table:style-name="ce5"/>
          <table:covered-table-cell table:style-name="ce13"/>
          <table:table-cell table:style-name="ce13" office:value-type="string" calcext:value-type="string">
            <text:p>Bestandteil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6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aktiv?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covered-table-cell table:style-name="ce13"/>
          <table:table-cell table:style-name="ce13" office:value-type="string" calcext:value-type="string">
            <text:p>Wirkstofftyp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  <text:p/>
            <text:p><text:span text:style-name="T1">IG: Hinweis/Frage, ob sinvoll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Chargennumm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!!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Ablauf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1..1 HL7 ListStatu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Listen-Mod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1..1 HL7 ListM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Titel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Eintra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Änderun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Sequenz-Nr.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Ganzzahl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13"/>
          <table:table-cell table:style-name="ce13" office:value-type="string" calcext:value-type="string">
            <text:p>Elemen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,</text:p>
            <text:p>URI</text:p>
          </table:table-cell>
          <table:table-cell table:style-name="ce36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6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covered-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3">(</text:span>deprecated<text:span text:style-name="T3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Code/Freitext</text:p>
            <text:p>or Referenz</text:p>
          </table:table-cell>
          <table:table-cell table:style-name="ce36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/Freitex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6" office:value-type="string" calcext:value-type="string">
            <text:p>"[alle weiteren Elemente]"</text:p>
          </table:table-cell>
          <table:table-cell table:style-name="ce57"/>
          <table:table-cell table:style-name="ce13"/>
          <table:table-cell table:style-name="ce36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Rate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6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</text:p>
            <text:p><text:span text:style-name="T1">3 /wk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10">
          <table:covered-table-cell table:number-columns-repeated="3" table:style-name="ce5"/>
          <table:table-cell table:style-name="ce5" office:value-type="string" calcext:value-type="string">
            <text:p><text:span text:style-name="T2">Rate/-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/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6"/>
          <table:table-cell table:style-name="ce49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Zuzahlungs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Kennzeichen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tdienstgebüh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BV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Unfallinformationen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/>
          <table:table-cell table:style-name="ce13" office:value-type="string" calcext:value-type="string">
            <text:p>Unfall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betrieb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tag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Rezepttyp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hrfachverordn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Zweck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ufent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Erstellungszeitpunkt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Pers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Organisati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Versicherungsverhältni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nmerk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 (Markdown)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*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3">
            <text:p>Dosis und Rate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Rate/-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bgabe-Anforderung</text:p>
          </table:table-cell>
          <table:table-cell table:style-name="ce5"/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Meng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ubstitution</text:p>
          </table:table-cell>
          <table:table-cell table:style-name="ce5"/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erlaub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6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6">
            <text:p>Medikations-Verabreichung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Bestandteil von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  <text:p><text:span text:style-name="T1">xor Datum/Uhrzeit von/bis</text:span>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Grund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ate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sverhältnis</text:p>
          </table:table-cell>
          <table:table-cell table:style-name="ce36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 table:number-rows-repeated="152">
          <table:table-cell table:style-name="ce8"/>
          <table:table-cell table:number-columns-repeated="1023"/>
        </table:table-row>
        <table:table-row table:style-name="ro4" table:number-rows-repeated="10482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3">00.00.0000</text:date>, <text:time style:data-style-name="N2" text:time-value="09:44:51.8260938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3-03T10:11:20.079008006</dc:date>
    <dc:creator>Stefan Lang</dc:creator>
    <meta:editing-duration>PT15H33M36S</meta:editing-duration>
    <meta:editing-cycles>637</meta:editing-cycles>
    <meta:generator>LibreOffice/6.4.7.2$Linux_X86_64 LibreOffice_project/40$Build-2</meta:generator>
    <meta:document-statistic meta:table-count="1" meta:cell-count="1856" meta:object-count="0"/>
  </office:meta>
</office:document-meta>
</file>